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0.957cm" svg:height="1.46cm" draw:transform="rotate (-0.386066830541146) translate (5.3673266321704cm 0.358241976327001cm)" svg:viewBox="0 0 958 1461" svg:d="M957 231c-14 217-426 1087-545 1208-118 121-449-286-409-418 40-133 295-779 310-940s658-67 644 150z">
          <text:p/>
        </draw:path>
        <draw:path draw:style-name="gr3" draw:text-style-name="P1" draw:layer="layout" svg:width="0.903cm" svg:height="0.66cm" draw:transform="skewX (0.00122173047639598) rotate (-2.15652882376419) translate (6.4248736382088cm 0.545195492645702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0.835cm" svg:height="0.55cm" draw:transform="skewX (0.00139626340159539) rotate (-2.15705242253979) translate (5.6374725199636cm 1.3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1:11.145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